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DF712FE689D6FA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211cm, 2.597cm, 14.348cm, 7.26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7cm" svg:height="20.399cm" svg:x="1.092cm" svg:y="2.592cm">
          <draw:image xlink:href="Pictures/10000000000005E8000007E05DF712FE689D6FA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5:58.770048721</dc:date>
    <meta:editing-duration>PT3M3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